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Open Sans Semibold" svg:font-family="'Open Sans Semibold'" style:font-adornments="Semibold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horario" style:family="table">
      <style:table-properties style:width="25.62cm" fo:margin-left="0.072cm" table:align="left"/>
    </style:style>
    <style:style style:name="horario.A" style:family="table-column">
      <style:table-column-properties style:column-width="4.189cm"/>
    </style:style>
    <style:style style:name="horario.B" style:family="table-column">
      <style:table-column-properties style:column-width="4.277cm"/>
    </style:style>
    <style:style style:name="horario.E" style:family="table-column">
      <style:table-column-properties style:column-width="4.322cm"/>
    </style:style>
    <style:style style:name="horario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horario.F1" style:family="table-cell">
      <style:table-cell-properties style:vertical-align="middle" fo:padding="0.097cm" fo:border="0.05pt solid #000000"/>
    </style:style>
    <style:style style:name="horario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horario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Open Sans" fo:font-size="15pt" officeooo:rsid="000c6ff6" officeooo:paragraph-rsid="000bb39c" style:font-size-asian="15pt" style:font-size-complex="15pt"/>
    </style:style>
    <style:style style:name="P2" style:family="paragraph" style:parent-style-name="Table_20_Contents">
      <style:paragraph-properties fo:text-align="center" style:justify-single-word="false"/>
      <style:text-properties style:font-name="Open Sans" fo:font-size="15pt" officeooo:rsid="000c6ff6" officeooo:paragraph-rsid="0005ceb7" style:font-size-asian="15pt" style:font-size-complex="15pt"/>
    </style:style>
    <style:style style:name="P3" style:family="paragraph" style:parent-style-name="Table_20_Contents">
      <style:paragraph-properties fo:text-align="center" style:justify-single-word="false"/>
      <style:text-properties style:font-name="Open Sans" fo:font-size="15pt" officeooo:rsid="0015deea" officeooo:paragraph-rsid="0015deea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style:font-name="Open Sans" fo:font-size="15pt" officeooo:paragraph-rsid="0005ceb7" style:font-size-asian="15pt" style:font-size-complex="15pt"/>
    </style:style>
    <style:style style:name="P5" style:family="paragraph" style:parent-style-name="Table_20_Contents">
      <style:paragraph-properties fo:text-align="center" style:justify-single-word="false"/>
      <style:text-properties style:font-name="Open Sans" fo:font-size="15pt" officeooo:rsid="0013870b" officeooo:paragraph-rsid="0013870b" style:font-size-asian="15pt" style:font-size-complex="15pt"/>
    </style:style>
    <style:style style:name="P6" style:family="paragraph" style:parent-style-name="Table_20_Contents">
      <style:paragraph-properties fo:text-align="center" style:justify-single-word="false"/>
      <style:text-properties style:font-name="Open Sans" fo:font-size="15pt" officeooo:rsid="000d70e5" officeooo:paragraph-rsid="000d70e5" style:font-size-asian="15pt" style:font-size-complex="15pt"/>
    </style:style>
    <style:style style:name="P7" style:family="paragraph" style:parent-style-name="Table_20_Contents">
      <style:paragraph-properties fo:text-align="center" style:justify-single-word="false"/>
      <style:text-properties style:font-name="Open Sans" fo:font-size="15pt" officeooo:rsid="0010237b" officeooo:paragraph-rsid="0010237b" style:font-size-asian="15pt" style:font-size-complex="15pt"/>
    </style:style>
    <style:style style:name="P8" style:family="paragraph" style:parent-style-name="Table_20_Contents">
      <style:paragraph-properties fo:text-align="center" style:justify-single-word="false"/>
      <style:text-properties style:font-name="Open Sans" fo:font-size="15pt" officeooo:rsid="0012a8fe" officeooo:paragraph-rsid="0012a8fe" style:font-size-asian="15pt" style:font-size-complex="15pt"/>
    </style:style>
    <style:style style:name="P9" style:family="paragraph" style:parent-style-name="Table_20_Contents">
      <style:paragraph-properties fo:text-align="center" style:justify-single-word="false"/>
      <style:text-properties style:font-name="Open Sans" fo:font-size="15pt" officeooo:rsid="00104a20" officeooo:paragraph-rsid="00104a20" style:font-size-asian="15pt" style:font-size-complex="15pt"/>
    </style:style>
    <style:style style:name="P10" style:family="paragraph" style:parent-style-name="Table_20_Contents">
      <style:paragraph-properties fo:text-align="center" style:justify-single-word="false"/>
      <style:text-properties style:font-name="Open Sans" fo:font-size="15pt" officeooo:rsid="000bb39c" officeooo:paragraph-rsid="000bb39c" style:font-size-asian="15pt" style:font-size-complex="15pt"/>
    </style:style>
    <style:style style:name="P11" style:family="paragraph" style:parent-style-name="Table_20_Contents">
      <style:paragraph-properties fo:text-align="center" style:justify-single-word="false"/>
      <style:text-properties style:font-name="Open Sans" fo:font-size="15pt" style:text-underline-style="none" officeooo:rsid="0013870b" officeooo:paragraph-rsid="0013870b" style:font-size-asian="15pt" style:font-size-complex="15pt"/>
    </style:style>
    <style:style style:name="P12" style:family="paragraph" style:parent-style-name="Standard">
      <style:paragraph-properties fo:text-align="center" style:justify-single-word="false"/>
      <style:text-properties style:font-name="Open Sans" fo:font-size="12pt" officeooo:rsid="0006385e" officeooo:paragraph-rsid="0006385e" style:font-size-asian="10.5pt" style:font-size-complex="12pt"/>
    </style:style>
    <style:style style:name="P13" style:family="paragraph" style:parent-style-name="Standard">
      <style:text-properties style:font-name="Open Sans" officeooo:paragraph-rsid="0005ceb7"/>
    </style:style>
    <style:style style:name="P14" style:family="paragraph" style:parent-style-name="Standard">
      <style:paragraph-properties fo:text-align="center" style:justify-single-word="false"/>
      <style:text-properties style:font-name="Open Sans" officeooo:rsid="00165ff5" officeooo:paragraph-rsid="00165ff5"/>
    </style:style>
    <style:style style:name="P15" style:family="paragraph" style:parent-style-name="Standard">
      <style:paragraph-properties fo:line-height="100%" fo:text-align="center" style:justify-single-word="false"/>
      <style:text-properties style:font-name="Open Sans Semibold" fo:font-size="48pt" officeooo:rsid="000e562b" officeooo:paragraph-rsid="0015deea" style:font-size-asian="48pt" style:font-size-complex="48pt"/>
    </style:style>
    <style:style style:name="P16" style:family="paragraph" style:parent-style-name="Table_20_Heading">
      <style:text-properties style:use-window-font-color="true" style:font-name="Open Sans" fo:font-size="15pt" fo:font-style="normal" style:text-underline-style="none" officeooo:rsid="000c6ff6" officeooo:paragraph-rsid="0005ceb7" style:font-size-asian="15pt" style:font-style-asian="normal" style:font-size-complex="15pt" style:font-style-complex="normal"/>
    </style:style>
    <style:style style:name="T1" style:family="text">
      <style:text-properties officeooo:rsid="000c6ff6"/>
    </style:style>
    <style:style style:name="T2" style:family="text">
      <style:text-properties officeooo:rsid="0013870b"/>
    </style:style>
    <style:style style:name="T3" style:family="text">
      <style:text-properties officeooo:rsid="0015deea"/>
    </style:style>
    <style:style style:name="T4" style:family="text">
      <style:text-properties fo:font-size="44pt" style:font-size-asian="44pt" style:font-size-complex="44pt"/>
    </style:style>
    <style:style style:name="T5" style:family="text">
      <style:text-properties fo:font-size="44pt" officeooo:rsid="0013870b" style:font-size-asian="44pt" style:font-size-complex="44pt"/>
    </style:style>
    <style:style style:name="T6" style:family="text">
      <style:text-properties fo:font-size="36pt" style:font-size-asian="36pt" style:font-size-complex="36pt"/>
    </style:style>
    <style:style style:name="T7" style:family="text">
      <style:text-properties fo:font-size="36pt" officeooo:rsid="0013870b" style:font-size-asian="36pt" style:font-size-complex="36pt"/>
    </style:style>
    <style:style style:name="T8" style:family="text">
      <style:text-properties fo:font-size="40pt" style:font-size-asian="40pt" style:font-size-complex="40pt"/>
    </style:style>
    <style:style style:name="T9" style:family="text">
      <style:text-properties fo:font-size="40pt" officeooo:rsid="0013870b" style:font-size-asian="40pt" style:font-size-complex="40pt"/>
    </style:style>
    <style:style style:name="T10" style:family="text">
      <style:text-properties style:font-name="Open Sans" fo:font-size="40pt" officeooo:rsid="0006385e" style:font-size-asian="40pt" style:font-size-complex="40pt"/>
    </style:style>
    <style:style style:name="T11" style:family="text">
      <style:text-properties style:font-name="Open Sans" fo:font-size="40pt" officeooo:rsid="0013870b" style:font-size-asian="40pt" style:font-size-complex="40pt"/>
    </style:style>
    <style:style style:name="T12" style:family="text">
      <style:text-properties style:font-name="Open Sans Semibold" officeooo:rsid="0015deea"/>
    </style:style>
    <style:style style:name="T13" style:family="text">
      <style:text-properties style:font-name="Open Sans Semibold" fo:font-weight="bold" officeooo:rsid="0015deea" style:font-weight-asian="bold" style:font-weight-complex="bold"/>
    </style:style>
    <style:style style:name="T14" style:family="text">
      <style:text-properties style:font-name="Open Sans Semibold" fo:font-style="italic" fo:font-weight="bold" officeooo:rsid="0015deea" style:font-style-asian="italic" style:font-weight-asian="bold" style:font-style-complex="italic" style:font-weight-complex="bold"/>
    </style:style>
    <style:style style:name="T15" style:family="text">
      <style:text-properties style:font-name="Open Sans Semibold" fo:font-style="italic" fo:font-weight="normal" officeooo:rsid="0015deea" style:font-style-asian="italic" style:font-weight-asian="normal" style:font-style-complex="italic" style:font-weight-complex="normal"/>
    </style:style>
    <style:style style:name="T16" style:family="text">
      <style:text-properties fo:font-style="italic" officeooo:rsid="0015deea" style:font-style-asian="italic" style:font-style-complex="italic"/>
    </style:style>
    <style:style style:name="T17" style:family="text">
      <style:text-properties fo:font-style="italic" fo:font-weight="normal" officeooo:rsid="0015deea" style:font-style-asian="italic" style:font-weight-asian="normal" style:font-style-complex="italic" style:font-weight-complex="normal"/>
    </style:style>
    <style:style style:name="T18" style:family="text">
      <style:text-properties style:text-underline-style="none"/>
    </style:style>
    <style:style style:name="T19" style:family="text">
      <style:text-properties fo:color="#000000" style:text-underline-style="none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draw:frame draw:style-name="fr1" draw:name="Image1" text:anchor-type="paragraph" svg:x="-0.041cm" svg:y="0.4cm" svg:width="3.173cm" svg:height="3.173cm" draw:z-index="0"><draw:image xlink:href="../Downloads/7592775.png" xlink:type="simple" xlink:show="embed" xlink:actuate="onLoad" draw:filter-name="&lt;Todos os formatos&gt;"/></draw:frame> <text:s text:c="4"/>Horários de Atendimento</text:p>
      <text:p text:style-name="P15"><text:span text:style-name="T10">Rede Linux - </text:span><text:span text:style-name="T11">2018/2</text:span></text:p>
      <text:p text:style-name="P12"/>
      <text:p text:style-name="P12"/>
      <table:table table:name="horario" table:style-name="horario">
        <table:table-column table:style-name="horario.A"/>
        <table:table-column table:style-name="horario.B" table:number-columns-repeated="3"/>
        <table:table-column table:style-name="horario.E"/>
        <table:table-column table:style-name="horario.B"/>
        <table:table-header-rows>
          <table:table-row>
            <table:table-cell table:style-name="horario.A1" office:value-type="string">
              <text:p text:style-name="P16">HORÁRIO</text:p>
            </table:table-cell>
            <table:table-cell table:style-name="horario.A1" office:value-type="string">
              <text:p text:style-name="P16">SEGUNDA</text:p>
            </table:table-cell>
            <table:table-cell table:style-name="horario.A1" office:value-type="string">
              <text:p text:style-name="P16">TERÇA</text:p>
            </table:table-cell>
            <table:table-cell table:style-name="horario.A1" office:value-type="string">
              <text:p text:style-name="P16">QUARTA</text:p>
            </table:table-cell>
            <table:table-cell table:style-name="horario.A1" office:value-type="string">
              <text:p text:style-name="P16">QUINTA</text:p>
            </table:table-cell>
            <table:table-cell table:style-name="horario.F1" office:value-type="string">
              <text:p text:style-name="P16">SEXTA</text:p>
            </table:table-cell>
          </table:table-row>
        </table:table-header-rows>
        <table:table-row>
          <table:table-cell table:style-name="horario.A2" office:value-type="string">
            <text:p text:style-name="P1">09h – 10h</text:p>
          </table:table-cell>
          <table:table-cell table:style-name="horario.A2" office:value-type="string">
            <text:p text:style-name="P3">Rodrigo</text:p>
          </table:table-cell>
          <table:table-cell table:style-name="horario.A2" office:value-type="string">
            <text:p text:style-name="P2">-</text:p>
          </table:table-cell>
          <table:table-cell table:style-name="horario.A2" office:value-type="string">
            <text:p text:style-name="P2">-</text:p>
          </table:table-cell>
          <table:table-cell table:style-name="horario.A2" office:value-type="string">
            <text:p text:style-name="P4">-</text:p>
          </table:table-cell>
          <table:table-cell table:style-name="horario.F2" office:value-type="string">
            <text:p text:style-name="P3">Cainã</text:p>
          </table:table-cell>
        </table:table-row>
        <table:table-row>
          <table:table-cell table:style-name="horario.A2" office:value-type="string">
            <text:p text:style-name="P1">10h – 11h</text:p>
          </table:table-cell>
          <table:table-cell table:style-name="horario.A2" office:value-type="string">
            <text:p text:style-name="P3">Zé</text:p>
          </table:table-cell>
          <table:table-cell table:style-name="horario.A2" office:value-type="string">
            <text:p text:style-name="P3">Zé</text:p>
          </table:table-cell>
          <table:table-cell table:style-name="horario.A2" office:value-type="string">
            <text:p text:style-name="P5">-</text:p>
          </table:table-cell>
          <table:table-cell table:style-name="horario.A2" office:value-type="string">
            <text:p text:style-name="P5">Victor</text:p>
          </table:table-cell>
          <table:table-cell table:style-name="horario.F2" office:value-type="string">
            <text:p text:style-name="P3">Cainã</text:p>
          </table:table-cell>
        </table:table-row>
        <table:table-row>
          <table:table-cell table:style-name="horario.A2" office:value-type="string">
            <text:p text:style-name="P1">11h – 12h</text:p>
          </table:table-cell>
          <table:table-cell table:style-name="horario.A2" office:value-type="string">
            <text:p text:style-name="P3">Zé</text:p>
          </table:table-cell>
          <table:table-cell table:style-name="horario.A2" office:value-type="string">
            <text:p text:style-name="P3">Zé</text:p>
          </table:table-cell>
          <table:table-cell table:style-name="horario.A2" office:value-type="string">
            <text:p text:style-name="P3">Rodrigo</text:p>
          </table:table-cell>
          <table:table-cell table:style-name="horario.A2" office:value-type="string">
            <text:p text:style-name="P5">Victor</text:p>
          </table:table-cell>
          <table:table-cell table:style-name="horario.F2" office:value-type="string">
            <text:p text:style-name="P3">Cainã</text:p>
          </table:table-cell>
        </table:table-row>
        <table:table-row>
          <table:table-cell table:style-name="horario.A2" office:value-type="string">
            <text:p text:style-name="P6">12h <text:span text:style-name="T1">– </text:span>13h</text:p>
          </table:table-cell>
          <table:table-cell table:style-name="horario.A2" office:value-type="string">
            <text:p text:style-name="P3">Rodrigo</text:p>
          </table:table-cell>
          <table:table-cell table:style-name="horario.A2" office:value-type="string">
            <text:p text:style-name="P3">Rodrigo</text:p>
          </table:table-cell>
          <table:table-cell table:style-name="horario.A2" office:value-type="string">
            <text:p text:style-name="P5">-</text:p>
          </table:table-cell>
          <table:table-cell table:style-name="horario.A2" office:value-type="string">
            <text:p text:style-name="P7">-</text:p>
          </table:table-cell>
          <table:table-cell table:style-name="horario.F2" office:value-type="string">
            <text:p text:style-name="P3">Cainã</text:p>
          </table:table-cell>
        </table:table-row>
        <table:table-row>
          <table:table-cell table:style-name="horario.A2" office:value-type="string">
            <text:p text:style-name="P1">13h – 14h</text:p>
          </table:table-cell>
          <table:table-cell table:style-name="horario.A2" office:value-type="string">
            <text:p text:style-name="P3">Guilherme</text:p>
          </table:table-cell>
          <table:table-cell table:style-name="horario.A2" office:value-type="string">
            <text:p text:style-name="P3">Guilherme</text:p>
          </table:table-cell>
          <table:table-cell table:style-name="horario.A2" office:value-type="string">
            <text:p text:style-name="P3">Guilherme</text:p>
          </table:table-cell>
          <table:table-cell table:style-name="horario.A2" office:value-type="string">
            <text:p text:style-name="P3">Guilherme</text:p>
          </table:table-cell>
          <table:table-cell table:style-name="horario.F2" office:value-type="string">
            <text:p text:style-name="P8">-</text:p>
          </table:table-cell>
        </table:table-row>
        <table:table-row>
          <table:table-cell table:style-name="horario.A2" office:value-type="string">
            <text:p text:style-name="P1">14h – 15h</text:p>
          </table:table-cell>
          <table:table-cell table:style-name="horario.A2" office:value-type="string">
            <text:p text:style-name="P5">-</text:p>
          </table:table-cell>
          <table:table-cell table:style-name="horario.A2" office:value-type="string">
            <text:p text:style-name="P5">-</text:p>
          </table:table-cell>
          <table:table-cell table:style-name="horario.A2" office:value-type="string">
            <text:p text:style-name="P3">Matheus</text:p>
          </table:table-cell>
          <table:table-cell table:style-name="horario.A2" office:value-type="string">
            <text:p text:style-name="P3">Victor e Ikeda</text:p>
          </table:table-cell>
          <table:table-cell table:style-name="horario.F2" office:value-type="string">
            <text:p text:style-name="P3">Matheus</text:p>
          </table:table-cell>
        </table:table-row>
        <table:table-row>
          <table:table-cell table:style-name="horario.A2" office:value-type="string">
            <text:p text:style-name="P1">15h – 16h</text:p>
          </table:table-cell>
          <table:table-cell table:style-name="horario.A2" office:value-type="string">
            <text:p text:style-name="P5">-</text:p>
          </table:table-cell>
          <table:table-cell table:style-name="horario.A2" office:value-type="string">
            <text:p text:style-name="P5">-</text:p>
          </table:table-cell>
          <table:table-cell table:style-name="horario.A2" office:value-type="string">
            <text:p text:style-name="P3">Matheus</text:p>
          </table:table-cell>
          <table:table-cell table:style-name="horario.A2" office:value-type="string">
            <text:p text:style-name="P3">Victor e Ikeda</text:p>
          </table:table-cell>
          <table:table-cell table:style-name="horario.F2" office:value-type="string">
            <text:p text:style-name="P3">Matheus</text:p>
          </table:table-cell>
        </table:table-row>
        <table:table-row>
          <table:table-cell table:style-name="horario.A2" office:value-type="string">
            <text:p text:style-name="P2">16h – 17h</text:p>
          </table:table-cell>
          <table:table-cell table:style-name="horario.A2" office:value-type="string">
            <text:p text:style-name="P9">-</text:p>
          </table:table-cell>
          <table:table-cell table:style-name="horario.A2" office:value-type="string">
            <text:p text:style-name="P11">-</text:p>
          </table:table-cell>
          <table:table-cell table:style-name="horario.A2" office:value-type="string">
            <text:p text:style-name="P4">-</text:p>
          </table:table-cell>
          <table:table-cell table:style-name="horario.A2" office:value-type="string">
            <text:p text:style-name="P3">Ikeda</text:p>
          </table:table-cell>
          <table:table-cell table:style-name="horario.F2" office:value-type="string">
            <text:p text:style-name="P4">-</text:p>
          </table:table-cell>
        </table:table-row>
        <table:table-row>
          <table:table-cell table:style-name="horario.A2" office:value-type="string">
            <text:p text:style-name="P10">17h <text:span text:style-name="T1">– </text:span>18h</text:p>
          </table:table-cell>
          <table:table-cell table:style-name="horario.A2" office:value-type="string">
            <text:p text:style-name="P9">-</text:p>
          </table:table-cell>
          <table:table-cell table:style-name="horario.A2" office:value-type="string">
            <text:p text:style-name="P8">-</text:p>
          </table:table-cell>
          <table:table-cell table:style-name="horario.A2" office:value-type="string">
            <text:p text:style-name="P10">-</text:p>
          </table:table-cell>
          <table:table-cell table:style-name="horario.A2" office:value-type="string">
            <text:p text:style-name="P3">Ikeda</text:p>
          </table:table-cell>
          <table:table-cell table:style-name="horario.F2" office:value-type="string">
            <text:p text:style-name="P10">-</text:p>
          </table:table-cell>
        </table:table-row>
      </table:table>
      <text:p text:style-name="P13"/>
      <text:p text:style-name="P14"/>
      <text:p text:style-name="P14"><text:a xlink:type="simple" xlink:href="https://linux.ime.usp.br/" text:style-name="Internet_20_link" text:visited-style-name="Visited_20_Internet_20_Link"><text:span text:style-name="T19">https://linux.ime.usp.br</text:span></text:a></text:p>
      <text:p text:style-name="P14"><text:a xlink:type="simple" xlink:href="mailto:admin@linux.ime.usp.br" text:style-name="Internet_20_link" text:visited-style-name="Visited_20_Internet_20_Link"><text:span text:style-name="T19">admin@linux.ime.usp.b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Open Sans Semibold" svg:font-family="'Open Sans Semibold'" style:font-adornments="Semibold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Zen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Zen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6T17:10:21.778614931</meta:creation-date>
    <dc:date>2019-03-22T09:43:58.711950601</dc:date>
    <meta:editing-duration>PT55M22S</meta:editing-duration>
    <meta:editing-cycles>15</meta:editing-cycles>
    <meta:generator>LibreOffice/4.3.3.2$Linux_X86_64 LibreOffice_project/430m0$Build-2</meta:generator>
    <meta:document-statistic meta:table-count="1" meta:image-count="1" meta:object-count="0" meta:page-count="1" meta:paragraph-count="64" meta:word-count="82" meta:character-count="399" meta:non-whitespace-character-count="367"/>
  </office:meta>
</office:document-meta>
</file>